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 Monitoring" table:style-name="ta1">
        <table:shapes>
          <draw:frame draw:z-index="0" draw:style-name="gr1" draw:text-style-name="P1" svg:width="453.51pt" svg:height="255.09pt" svg:x="472.14pt" svg:y="154.94pt">
            <draw:object draw:notify-on-update-of-ranges="'No Monitoring'.H2:'No Monitoring'.H11 'No Monitoring'.I1:'No Monitoring'.I1 'No Monitoring'.I2:'No Monitoring'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1.83pt" svg:y="438.01pt">
            <draw:object draw:notify-on-update-of-ranges="'No Monitoring'.A1:'No Monitoring'.A1 'No Monitoring'.A2:'No Monitoring'.A117 'No Monitoring'.B1:'No Monitoring'.B1 'No Monitoring'.B2:'No Monitoring'.B117 'No Monitoring'.C1:'No Monitoring'.C1 'No Monitoring'.C2:'No Monitoring'.C117 'No Monitoring'.D1:'No Monitoring'.D1 'No Monitoring'.D2:'No Monitoring'.D117 'No Monitoring'.E1:'No Monitoring'.E1 'No Monitoring'.E2:'No Monitoring'.E1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25755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25755</text:p>
          </table:table-cell>
          <table:table-cell office:value-type="float" office:value="15.075103579969" calcext:value-type="float">
            <text:p>15.075103579969</text:p>
          </table:table-cell>
          <table:table-cell office:value-type="float" office:value="4" calcext:value-type="float">
            <text:p>4</text:p>
          </table:table-cell>
          <table:table-cell office:value-type="float" office:value="0.073372" calcext:value-type="float">
            <text:p>0.073372</text:p>
          </table:table-cell>
          <table:table-cell office:value-type="float" office:value="32.032732963562" calcext:value-type="float">
            <text:p>32.032732963562</text:p>
          </table:table-cell>
        </table:table-row>
        <table:table-row table:style-name="ro1">
          <table:table-cell office:value-type="string" calcext:value-type="string">
            <text:p>20210406-12580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25857</text:p>
          </table:table-cell>
          <table:table-cell office:value-type="float" office:value="15.039442088495" calcext:value-type="float">
            <text:p>15.039442088495</text:p>
          </table:table-cell>
          <table:table-cell office:value-type="float" office:value="426" calcext:value-type="float">
            <text:p>426</text:p>
          </table:table-cell>
          <table:table-cell office:value-type="float" office:value="0.128821" calcext:value-type="float">
            <text:p>0.128821</text:p>
          </table:table-cell>
          <table:table-cell office:value-type="float" office:value="31.9260451793671" calcext:value-type="float">
            <text:p>31.9260451793671</text:p>
          </table:table-cell>
        </table:table-row>
        <table:table-row table:style-name="ro1">
          <table:table-cell office:value-type="string" calcext:value-type="string">
            <text:p>20210406-12580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25959</text:p>
          </table:table-cell>
          <table:table-cell office:value-type="float" office:value="15.277223280753" calcext:value-type="float">
            <text:p>15.277223280753</text:p>
          </table:table-cell>
          <table:table-cell office:value-type="float" office:value="9" calcext:value-type="float">
            <text:p>9</text:p>
          </table:table-cell>
          <table:table-cell office:value-type="float" office:value="0.066818" calcext:value-type="float">
            <text:p>0.066818</text:p>
          </table:table-cell>
          <table:table-cell office:value-type="float" office:value="31.8035218715668" calcext:value-type="float">
            <text:p>31.8035218715668</text:p>
          </table:table-cell>
        </table:table-row>
        <table:table-row table:style-name="ro1">
          <table:table-cell office:value-type="string" calcext:value-type="string">
            <text:p>20210406-1258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101</text:p>
          </table:table-cell>
          <table:table-cell office:value-type="float" office:value="14.557566764955" calcext:value-type="float">
            <text:p>14.557566764955</text:p>
          </table:table-cell>
          <table:table-cell office:value-type="float" office:value="1459" calcext:value-type="float">
            <text:p>1459</text:p>
          </table:table-cell>
          <table:table-cell office:value-type="float" office:value="0.154513" calcext:value-type="float">
            <text:p>0.154513</text:p>
          </table:table-cell>
          <table:table-cell office:value-type="float" office:value="30.8853385448456" calcext:value-type="float">
            <text:p>30.8853385448456</text:p>
          </table:table-cell>
        </table:table-row>
        <table:table-row table:style-name="ro1">
          <table:table-cell office:value-type="string" calcext:value-type="string">
            <text:p>20210406-125816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201</text:p>
          </table:table-cell>
          <table:table-cell office:value-type="float" office:value="15.265816057984" calcext:value-type="float">
            <text:p>15.265816057984</text:p>
          </table:table-cell>
          <table:table-cell office:value-type="float" office:value="790" calcext:value-type="float">
            <text:p>790</text:p>
          </table:table-cell>
          <table:table-cell office:value-type="float" office:value="0.12648" calcext:value-type="float">
            <text:p>0.12648</text:p>
          </table:table-cell>
          <table:table-cell office:value-type="float" office:value="31.2820546627045" calcext:value-type="float">
            <text:p>31.2820546627045</text:p>
          </table:table-cell>
        </table:table-row>
        <table:table-row table:style-name="ro1">
          <table:table-cell office:value-type="string" calcext:value-type="string">
            <text:p>20210406-12582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303</text:p>
          </table:table-cell>
          <table:table-cell office:value-type="float" office:value="15.474401725523" calcext:value-type="float">
            <text:p>15.474401725523</text:p>
          </table:table-cell>
          <table:table-cell office:value-type="float" office:value="13" calcext:value-type="float">
            <text:p>13</text:p>
          </table:table-cell>
          <table:table-cell office:value-type="float" office:value="0.07102" calcext:value-type="float">
            <text:p>0.07102</text:p>
          </table:table-cell>
          <table:table-cell office:value-type="float" office:value="31.4122288227081" calcext:value-type="float">
            <text:p>31.4122288227081</text:p>
          </table:table-cell>
        </table:table-row>
        <table:table-row table:style-name="ro1">
          <table:table-cell office:value-type="string" calcext:value-type="string">
            <text:p>20210406-1258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404</text:p>
          </table:table-cell>
          <table:table-cell office:value-type="float" office:value="15.26328903969" calcext:value-type="float">
            <text:p>15.26328903969</text:p>
          </table:table-cell>
          <table:table-cell office:value-type="float" office:value="9" calcext:value-type="float">
            <text:p>9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32.1286768913269" calcext:value-type="float">
            <text:p>32.1286768913269</text:p>
          </table:table-cell>
        </table:table-row>
        <table:table-row table:style-name="ro1">
          <table:table-cell office:value-type="string" calcext:value-type="string">
            <text:p>20210406-1258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507</text:p>
          </table:table-cell>
          <table:table-cell office:value-type="float" office:value="14.137652507189" calcext:value-type="float">
            <text:p>14.137652507189</text:p>
          </table:table-cell>
          <table:table-cell office:value-type="float" office:value="16" calcext:value-type="float">
            <text:p>16</text:p>
          </table:table-cell>
          <table:table-cell office:value-type="float" office:value="0.165136" calcext:value-type="float">
            <text:p>0.165136</text:p>
          </table:table-cell>
          <table:table-cell office:value-type="float" office:value="31.6310942173004" calcext:value-type="float">
            <text:p>31.6310942173004</text:p>
          </table:table-cell>
        </table:table-row>
        <table:table-row table:style-name="ro1">
          <table:table-cell office:value-type="string" calcext:value-type="string">
            <text:p>20210406-1258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608</text:p>
          </table:table-cell>
          <table:table-cell office:value-type="float" office:value="14.68010411431" calcext:value-type="float">
            <text:p>14.68010411431</text:p>
          </table:table-cell>
          <table:table-cell office:value-type="float" office:value="12" calcext:value-type="float">
            <text:p>12</text:p>
          </table:table-cell>
          <table:table-cell office:value-type="float" office:value="0.07023" calcext:value-type="float">
            <text:p>0.07023</text:p>
          </table:table-cell>
          <table:table-cell office:value-type="float" office:value="30.8585093021393" calcext:value-type="float">
            <text:p>30.8585093021393</text:p>
          </table:table-cell>
        </table:table-row>
        <table:table-row table:style-name="ro1">
          <table:table-cell office:value-type="string" calcext:value-type="string">
            <text:p>20210406-1258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709</text:p>
          </table:table-cell>
          <table:table-cell office:value-type="float" office:value="15.073026013692" calcext:value-type="float">
            <text:p>15.073026013692</text:p>
          </table:table-cell>
          <table:table-cell office:value-type="float" office:value="590" calcext:value-type="float">
            <text:p>590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31.9251582622528" calcext:value-type="float">
            <text:p>31.9251582622528</text:p>
          </table:table-cell>
        </table:table-row>
        <table:table-row table:style-name="ro1">
          <table:table-cell office:value-type="string" calcext:value-type="string">
            <text:p>20210406-1258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8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85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04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0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1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20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2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0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0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1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1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24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2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0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0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1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23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2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3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1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16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2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32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0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0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1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2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3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03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13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1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2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2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3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0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07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12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1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2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2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3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1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2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32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3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0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1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2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31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36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80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80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</table:table>
      <table:table table:name="High ping frequency" table:style-name="ta1">
        <table:shapes>
          <draw:frame draw:z-index="0" draw:style-name="gr1" draw:text-style-name="P1" svg:width="453.46pt" svg:height="255.23pt" svg:x="475.17pt" svg:y="429.19pt">
            <draw:object draw:notify-on-update-of-ranges="'High ping frequency'.A2:'High ping frequency'.A120 'High ping frequency'.B1:'High ping frequency'.B1 'High ping frequency'.B2:'High ping frequency'.B120 'High ping frequency'.C1:'High ping frequency'.C1 'High ping frequency'.C2:'High ping frequency'.C120 'High ping frequency'.D1:'High ping frequency'.D1 'High ping frequency'.D2:'High ping frequency'.D120 'High ping frequency'.E1:'High ping frequency'.E1 'High ping frequency'.E2:'High ping frequency'.E1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3pt" svg:x="476.76pt" svg:y="155.85pt">
            <draw:object draw:notify-on-update-of-ranges="'High ping frequency'.H2:'High ping frequency'.H11 'High ping frequency'.I1:'High ping frequency'.I1 'High ping frequency'.I2:'High ping frequency'.I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315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550</text:p>
          </table:table-cell>
          <table:table-cell office:value-type="float" office:value="15.001838534144" calcext:value-type="float">
            <text:p>15.001838534144</text:p>
          </table:table-cell>
          <table:table-cell office:value-type="float" office:value="9" calcext:value-type="float">
            <text:p>9</text:p>
          </table:table-cell>
          <table:table-cell office:value-type="float" office:value="0.068475" calcext:value-type="float">
            <text:p>0.068475</text:p>
          </table:table-cell>
          <table:table-cell office:value-type="float" office:value="31.8820812702179" calcext:value-type="float">
            <text:p>31.8820812702179</text:p>
          </table:table-cell>
        </table:table-row>
        <table:table-row table:style-name="ro1">
          <table:table-cell office:value-type="string" calcext:value-type="string">
            <text:p>20210406-1315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651</text:p>
          </table:table-cell>
          <table:table-cell office:value-type="float" office:value="15.091484263548" calcext:value-type="float">
            <text:p>15.091484263548</text:p>
          </table:table-cell>
          <table:table-cell office:value-type="float" office:value="947" calcext:value-type="float">
            <text:p>947</text:p>
          </table:table-cell>
          <table:table-cell office:value-type="float" office:value="0.133864" calcext:value-type="float">
            <text:p>0.133864</text:p>
          </table:table-cell>
          <table:table-cell office:value-type="float" office:value="31.9240536689758" calcext:value-type="float">
            <text:p>31.9240536689758</text:p>
          </table:table-cell>
        </table:table-row>
        <table:table-row table:style-name="ro1">
          <table:table-cell office:value-type="string" calcext:value-type="string">
            <text:p>20210406-131550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753</text:p>
          </table:table-cell>
          <table:table-cell office:value-type="float" office:value="14.728997745766" calcext:value-type="float">
            <text:p>14.728997745766</text:p>
          </table:table-cell>
          <table:table-cell office:value-type="float" office:value="400" calcext:value-type="float">
            <text:p>400</text:p>
          </table:table-cell>
          <table:table-cell office:value-type="float" office:value="0.176453" calcext:value-type="float">
            <text:p>0.176453</text:p>
          </table:table-cell>
          <table:table-cell office:value-type="float" office:value="31.9930522441864" calcext:value-type="float">
            <text:p>31.9930522441864</text:p>
          </table:table-cell>
        </table:table-row>
        <table:table-row table:style-name="ro1">
          <table:table-cell office:value-type="string" calcext:value-type="string">
            <text:p>20210406-13155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856</text:p>
          </table:table-cell>
          <table:table-cell office:value-type="float" office:value="14.232855595551" calcext:value-type="float">
            <text:p>14.232855595551</text:p>
          </table:table-cell>
          <table:table-cell office:value-type="float" office:value="499" calcext:value-type="float">
            <text:p>499</text:p>
          </table:table-cell>
          <table:table-cell office:value-type="float" office:value="0.120607" calcext:value-type="float">
            <text:p>0.120607</text:p>
          </table:table-cell>
          <table:table-cell office:value-type="float" office:value="31.1436729431152" calcext:value-type="float">
            <text:p>31.1436729431152</text:p>
          </table:table-cell>
        </table:table-row>
        <table:table-row table:style-name="ro1">
          <table:table-cell office:value-type="string" calcext:value-type="string">
            <text:p>20210406-13160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957</text:p>
          </table:table-cell>
          <table:table-cell office:value-type="float" office:value="14.816871800776" calcext:value-type="float">
            <text:p>14.816871800776</text:p>
          </table:table-cell>
          <table:table-cell office:value-type="float" office:value="653" calcext:value-type="float">
            <text:p>653</text:p>
          </table:table-cell>
          <table:table-cell office:value-type="float" office:value="0.138813" calcext:value-type="float">
            <text:p>0.138813</text:p>
          </table:table-cell>
          <table:table-cell office:value-type="float" office:value="31.8814296722412" calcext:value-type="float">
            <text:p>31.8814296722412</text:p>
          </table:table-cell>
        </table:table-row>
        <table:table-row table:style-name="ro1">
          <table:table-cell office:value-type="string" calcext:value-type="string">
            <text:p>20210406-13160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059</text:p>
          </table:table-cell>
          <table:table-cell office:value-type="float" office:value="14.53404800971" calcext:value-type="float">
            <text:p>14.53404800971</text:p>
          </table:table-cell>
          <table:table-cell office:value-type="float" office:value="371" calcext:value-type="float">
            <text:p>371</text:p>
          </table:table-cell>
          <table:table-cell office:value-type="float" office:value="0.123518" calcext:value-type="float">
            <text:p>0.123518</text:p>
          </table:table-cell>
          <table:table-cell office:value-type="float" office:value="31.0838980674744" calcext:value-type="float">
            <text:p>31.0838980674744</text:p>
          </table:table-cell>
        </table:table-row>
        <table:table-row table:style-name="ro1">
          <table:table-cell office:value-type="string" calcext:value-type="string">
            <text:p>20210406-131612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200</text:p>
          </table:table-cell>
          <table:table-cell office:value-type="float" office:value="15.009089004332" calcext:value-type="float">
            <text:p>15.009089004332</text:p>
          </table:table-cell>
          <table:table-cell office:value-type="float" office:value="389" calcext:value-type="float">
            <text:p>389</text:p>
          </table:table-cell>
          <table:table-cell office:value-type="float" office:value="0.124213" calcext:value-type="float">
            <text:p>0.124213</text:p>
          </table:table-cell>
          <table:table-cell office:value-type="float" office:value="31.2436661720276" calcext:value-type="float">
            <text:p>31.2436661720276</text:p>
          </table:table-cell>
        </table:table-row>
        <table:table-row table:style-name="ro1">
          <table:table-cell office:value-type="string" calcext:value-type="string">
            <text:p>20210406-13161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301</text:p>
          </table:table-cell>
          <table:table-cell office:value-type="float" office:value="14.274826112862" calcext:value-type="float">
            <text:p>14.274826112862</text:p>
          </table:table-cell>
          <table:table-cell office:value-type="float" office:value="10" calcext:value-type="float">
            <text:p>10</text:p>
          </table:table-cell>
          <table:table-cell office:value-type="float" office:value="0.082037" calcext:value-type="float">
            <text:p>0.082037</text:p>
          </table:table-cell>
          <table:table-cell office:value-type="float" office:value="32.0443012714386" calcext:value-type="float">
            <text:p>32.0443012714386</text:p>
          </table:table-cell>
        </table:table-row>
        <table:table-row table:style-name="ro1">
          <table:table-cell office:value-type="string" calcext:value-type="string">
            <text:p>20210406-13162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403</text:p>
          </table:table-cell>
          <table:table-cell office:value-type="float" office:value="13.453066028755" calcext:value-type="float">
            <text:p>13.453066028755</text:p>
          </table:table-cell>
          <table:table-cell office:value-type="float" office:value="3" calcext:value-type="float">
            <text:p>3</text:p>
          </table:table-cell>
          <table:table-cell office:value-type="float" office:value="0.118902" calcext:value-type="float">
            <text:p>0.118902</text:p>
          </table:table-cell>
          <table:table-cell office:value-type="float" office:value="31.9952437877655" calcext:value-type="float">
            <text:p>31.9952437877655</text:p>
          </table:table-cell>
        </table:table-row>
        <table:table-row table:style-name="ro1">
          <table:table-cell office:value-type="string" calcext:value-type="string">
            <text:p>20210406-13162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505</text:p>
          </table:table-cell>
          <table:table-cell office:value-type="float" office:value="13.898815763981" calcext:value-type="float">
            <text:p>13.898815763981</text:p>
          </table:table-cell>
          <table:table-cell office:value-type="float" office:value="1" calcext:value-type="float">
            <text:p>1</text:p>
          </table:table-cell>
          <table:table-cell office:value-type="float" office:value="0.062562" calcext:value-type="float">
            <text:p>0.062562</text:p>
          </table:table-cell>
          <table:table-cell office:value-type="float" office:value="32.3597207069397" calcext:value-type="float">
            <text:p>32.3597207069397</text:p>
          </table:table-cell>
        </table:table-row>
        <table:table-row table:style-name="ro1">
          <table:table-cell office:value-type="string" calcext:value-type="string">
            <text:p>20210406-1316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5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0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10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1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2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2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42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5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04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0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14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2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3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5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0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0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1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1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2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2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3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5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0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0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1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22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2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3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54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00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1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16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26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3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4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5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04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0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1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2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31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5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02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1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1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8.8" calcext:value-type="float">
            <text:p>68.8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24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2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0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0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1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2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2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3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3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3.3" calcext:value-type="float">
            <text:p>1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16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2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32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37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48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6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60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</table:table>
      <table:table table:name="PCAPs" table:style-name="ta1">
        <table:shapes>
          <draw:frame draw:z-index="0" draw:style-name="gr1" draw:text-style-name="P1" svg:width="453.74pt" svg:height="255.26pt" svg:x="472.42pt" svg:y="435.97pt">
            <draw:object draw:notify-on-update-of-ranges="PCAPs.A2:PCAPs.A115 PCAPs.B1:PCAPs.B1 PCAPs.B2:PCAPs.B115 PCAPs.C1:PCAPs.C1 PCAPs.C2:PCAPs.C115 PCAPs.D1:PCAPs.D1 PCAPs.D2:PCAPs.D115 PCAPs.E1:PCAPs.E1 PCAPs.E2:PCAPs.E1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2.98pt" svg:height="255.26pt" svg:x="472.42pt" svg:y="154.35pt">
            <draw:object draw:notify-on-update-of-ranges="PCAPs.H2:PCAPs.H11 PCAPs.I1:PCAPs.I1 PCAPs.I2:PCAPs.I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40134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6-140134</text:p>
          </table:table-cell>
          <table:table-cell office:value-type="float" office:value="10.573002109637" calcext:value-type="float">
            <text:p>10.573002109637</text:p>
          </table:table-cell>
          <table:table-cell office:value-type="float" office:value="183" calcext:value-type="float">
            <text:p>183</text:p>
          </table:table-cell>
          <table:table-cell office:value-type="float" office:value="0.07472" calcext:value-type="float">
            <text:p>0.07472</text:p>
          </table:table-cell>
          <table:table-cell office:value-type="float" office:value="30.3415582180023" calcext:value-type="float">
            <text:p>30.3415582180023</text:p>
          </table:table-cell>
        </table:table-row>
        <table:table-row table:style-name="ro1">
          <table:table-cell office:value-type="string" calcext:value-type="string">
            <text:p>20210406-14013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40234</text:p>
          </table:table-cell>
          <table:table-cell office:value-type="float" office:value="9.004520058929" calcext:value-type="float">
            <text:p>9.004520058929</text:p>
          </table:table-cell>
          <table:table-cell office:value-type="float" office:value="100" calcext:value-type="float">
            <text:p>100</text:p>
          </table:table-cell>
          <table:table-cell office:value-type="float" office:value="0.08335" calcext:value-type="float">
            <text:p>0.08335</text:p>
          </table:table-cell>
          <table:table-cell office:value-type="float" office:value="30.3429486751556" calcext:value-type="float">
            <text:p>30.3429486751556</text:p>
          </table:table-cell>
        </table:table-row>
        <table:table-row table:style-name="ro1">
          <table:table-cell office:value-type="string" calcext:value-type="string">
            <text:p>20210406-140145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335</text:p>
          </table:table-cell>
          <table:table-cell office:value-type="float" office:value="9.988229609158" calcext:value-type="float">
            <text:p>9.988229609158</text:p>
          </table:table-cell>
          <table:table-cell office:value-type="float" office:value="333" calcext:value-type="float">
            <text:p>333</text:p>
          </table:table-cell>
          <table:table-cell office:value-type="float" office:value="0.117661" calcext:value-type="float">
            <text:p>0.117661</text:p>
          </table:table-cell>
          <table:table-cell office:value-type="float" office:value="30.4058792591095" calcext:value-type="float">
            <text:p>30.4058792591095</text:p>
          </table:table-cell>
        </table:table-row>
        <table:table-row table:style-name="ro1">
          <table:table-cell office:value-type="string" calcext:value-type="string">
            <text:p>20210406-140150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435</text:p>
          </table:table-cell>
          <table:table-cell office:value-type="float" office:value="8.805316724293" calcext:value-type="float">
            <text:p>8.805316724293</text:p>
          </table:table-cell>
          <table:table-cell office:value-type="float" office:value="111" calcext:value-type="float">
            <text:p>111</text:p>
          </table:table-cell>
          <table:table-cell office:value-type="float" office:value="0.095673" calcext:value-type="float">
            <text:p>0.095673</text:p>
          </table:table-cell>
          <table:table-cell office:value-type="float" office:value="30.3384532928467" calcext:value-type="float">
            <text:p>30.3384532928467</text:p>
          </table:table-cell>
        </table:table-row>
        <table:table-row table:style-name="ro1">
          <table:table-cell office:value-type="string" calcext:value-type="string">
            <text:p>20210406-140156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536</text:p>
          </table:table-cell>
          <table:table-cell office:value-type="float" office:value="8.651172742536" calcext:value-type="float">
            <text:p>8.651172742536</text:p>
          </table:table-cell>
          <table:table-cell office:value-type="float" office:value="126" calcext:value-type="float">
            <text:p>126</text:p>
          </table:table-cell>
          <table:table-cell office:value-type="float" office:value="0.091075" calcext:value-type="float">
            <text:p>0.091075</text:p>
          </table:table-cell>
          <table:table-cell office:value-type="float" office:value="30.3022072315216" calcext:value-type="float">
            <text:p>30.3022072315216</text:p>
          </table:table-cell>
        </table:table-row>
        <table:table-row table:style-name="ro1">
          <table:table-cell office:value-type="string" calcext:value-type="string">
            <text:p>20210406-1402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636</text:p>
          </table:table-cell>
          <table:table-cell office:value-type="float" office:value="8.396383120166" calcext:value-type="float">
            <text:p>8.396383120166</text:p>
          </table:table-cell>
          <table:table-cell office:value-type="float" office:value="72" calcext:value-type="float">
            <text:p>72</text:p>
          </table:table-cell>
          <table:table-cell office:value-type="float" office:value="0.076971" calcext:value-type="float">
            <text:p>0.076971</text:p>
          </table:table-cell>
          <table:table-cell office:value-type="float" office:value="30.35329413414" calcext:value-type="float">
            <text:p>30.35329413414</text:p>
          </table:table-cell>
        </table:table-row>
        <table:table-row table:style-name="ro1">
          <table:table-cell office:value-type="string" calcext:value-type="string">
            <text:p>20210406-140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736</text:p>
          </table:table-cell>
          <table:table-cell office:value-type="float" office:value="9.007217590806" calcext:value-type="float">
            <text:p>9.007217590806</text:p>
          </table:table-cell>
          <table:table-cell office:value-type="float" office:value="101" calcext:value-type="float">
            <text:p>101</text:p>
          </table:table-cell>
          <table:table-cell office:value-type="float" office:value="0.087276" calcext:value-type="float">
            <text:p>0.087276</text:p>
          </table:table-cell>
          <table:table-cell office:value-type="float" office:value="30.3180932998657" calcext:value-type="float">
            <text:p>30.3180932998657</text:p>
          </table:table-cell>
        </table:table-row>
        <table:table-row table:style-name="ro1">
          <table:table-cell office:value-type="string" calcext:value-type="string">
            <text:p>20210406-140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837</text:p>
          </table:table-cell>
          <table:table-cell office:value-type="float" office:value="9.484113621605" calcext:value-type="float">
            <text:p>9.484113621605</text:p>
          </table:table-cell>
          <table:table-cell office:value-type="float" office:value="83" calcext:value-type="float">
            <text:p>83</text:p>
          </table:table-cell>
          <table:table-cell office:value-type="float" office:value="0.078755" calcext:value-type="float">
            <text:p>0.078755</text:p>
          </table:table-cell>
          <table:table-cell office:value-type="float" office:value="30.305267572403" calcext:value-type="float">
            <text:p>30.305267572403</text:p>
          </table:table-cell>
        </table:table-row>
        <table:table-row table:style-name="ro1">
          <table:table-cell office:value-type="string" calcext:value-type="string">
            <text:p>20210406-140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937</text:p>
          </table:table-cell>
          <table:table-cell office:value-type="float" office:value="9.09941492635" calcext:value-type="float">
            <text:p>9.09941492635</text:p>
          </table:table-cell>
          <table:table-cell office:value-type="float" office:value="107" calcext:value-type="float">
            <text:p>107</text:p>
          </table:table-cell>
          <table:table-cell office:value-type="float" office:value="0.069952" calcext:value-type="float">
            <text:p>0.069952</text:p>
          </table:table-cell>
          <table:table-cell office:value-type="float" office:value="30.3687193393707" calcext:value-type="float">
            <text:p>30.3687193393707</text:p>
          </table:table-cell>
        </table:table-row>
        <table:table-row table:style-name="ro1">
          <table:table-cell office:value-type="string" calcext:value-type="string">
            <text:p>20210406-140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1038</text:p>
          </table:table-cell>
          <table:table-cell office:value-type="float" office:value="9.148944959245" calcext:value-type="float">
            <text:p>9.148944959245</text:p>
          </table:table-cell>
          <table:table-cell office:value-type="float" office:value="121" calcext:value-type="float">
            <text:p>121</text:p>
          </table:table-cell>
          <table:table-cell office:value-type="float" office:value="0.08179" calcext:value-type="float">
            <text:p>0.08179</text:p>
          </table:table-cell>
          <table:table-cell office:value-type="float" office:value="30.359699010849" calcext:value-type="float">
            <text:p>30.359699010849</text:p>
          </table:table-cell>
        </table:table-row>
        <table:table-row table:style-name="ro1">
          <table:table-cell office:value-type="string" calcext:value-type="string">
            <text:p>20210406-140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44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4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54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00</text:p>
          </table:table-cell>
          <table:table-cell office:value-type="float" office:value="88.9" calcext:value-type="float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43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48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59</text:p>
          </table:table-cell>
          <table:table-cell office:value-type="float" office:value="106.7" calcext:value-type="float">
            <text:p>10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05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36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47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5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58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03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4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46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5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5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02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18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3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45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50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56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06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38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44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4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54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00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05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42</text:p>
          </table:table-cell>
          <table:table-cell office:value-type="float" office:value="94.1" calcext:value-type="float">
            <text:p>94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5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0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4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5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5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03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40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5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56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0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07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34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INT" table:style-name="ta1">
        <table:shapes>
          <draw:frame draw:z-index="0" draw:style-name="gr1" draw:text-style-name="P1" svg:width="449.89pt" svg:height="259pt" svg:x="473.24pt" svg:y="435.23pt">
            <draw:object draw:notify-on-update-of-ranges="INT.A2:INT.A117 INT.B1:INT.B1 INT.B2:INT.B117 INT.C1:INT.C1 INT.C2:INT.C117 INT.D1:INT.D1 INT.D2:INT.D117 INT.E1:INT.E1 INT.E2:INT.E1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471.37pt" svg:y="155.68pt">
            <draw:object draw:notify-on-update-of-ranges="INT.H2:INT.H11 INT.I1:INT.I1 INT.I2:INT.I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  <svg:title>INT, measured bandwidth</svg:titl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5223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52235</text:p>
          </table:table-cell>
          <table:table-cell office:value-type="float" office:value="14.880861549285" calcext:value-type="float">
            <text:p>14.880861549285</text:p>
          </table:table-cell>
          <table:table-cell office:value-type="float" office:value="16" calcext:value-type="float">
            <text:p>16</text:p>
          </table:table-cell>
          <table:table-cell office:value-type="float" office:value="0.074034" calcext:value-type="float">
            <text:p>0.074034</text:p>
          </table:table-cell>
          <table:table-cell office:value-type="float" office:value="31.5646224021912" calcext:value-type="float">
            <text:p>31.5646224021912</text:p>
          </table:table-cell>
        </table:table-row>
        <table:table-row table:style-name="ro1">
          <table:table-cell office:value-type="string" calcext:value-type="string">
            <text:p>20210406-152239</text:p>
          </table:table-cell>
          <table:table-cell office:value-type="float" office:value="81.2" calcext:value-type="float">
            <text:p>81.2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52336</text:p>
          </table:table-cell>
          <table:table-cell office:value-type="float" office:value="13.060508994417" calcext:value-type="float">
            <text:p>13.060508994417</text:p>
          </table:table-cell>
          <table:table-cell office:value-type="float" office:value="3" calcext:value-type="float">
            <text:p>3</text:p>
          </table:table-cell>
          <table:table-cell office:value-type="float" office:value="0.084348" calcext:value-type="float">
            <text:p>0.084348</text:p>
          </table:table-cell>
          <table:table-cell office:value-type="float" office:value="31.4590358734131" calcext:value-type="float">
            <text:p>31.4590358734131</text:p>
          </table:table-cell>
        </table:table-row>
        <table:table-row table:style-name="ro1">
          <table:table-cell office:value-type="string" calcext:value-type="string">
            <text:p>20210406-152244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438</text:p>
          </table:table-cell>
          <table:table-cell office:value-type="float" office:value="14.711330045577" calcext:value-type="float">
            <text:p>14.711330045577</text:p>
          </table:table-cell>
          <table:table-cell office:value-type="float" office:value="421" calcext:value-type="float">
            <text:p>421</text:p>
          </table:table-cell>
          <table:table-cell office:value-type="float" office:value="0.131704" calcext:value-type="float">
            <text:p>0.131704</text:p>
          </table:table-cell>
          <table:table-cell office:value-type="float" office:value="31.9364705085754" calcext:value-type="float">
            <text:p>31.9364705085754</text:p>
          </table:table-cell>
        </table:table-row>
        <table:table-row table:style-name="ro1">
          <table:table-cell office:value-type="string" calcext:value-type="string">
            <text:p>20210406-152250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540</text:p>
          </table:table-cell>
          <table:table-cell office:value-type="float" office:value="14.600799300067" calcext:value-type="float">
            <text:p>14.600799300067</text:p>
          </table:table-cell>
          <table:table-cell office:value-type="float" office:value="22" calcext:value-type="float">
            <text:p>22</text:p>
          </table:table-cell>
          <table:table-cell office:value-type="float" office:value="0.077524" calcext:value-type="float">
            <text:p>0.077524</text:p>
          </table:table-cell>
          <table:table-cell office:value-type="float" office:value="31.5787463188171" calcext:value-type="float">
            <text:p>31.5787463188171</text:p>
          </table:table-cell>
        </table:table-row>
        <table:table-row table:style-name="ro1">
          <table:table-cell office:value-type="string" calcext:value-type="string">
            <text:p>20210406-152255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642</text:p>
          </table:table-cell>
          <table:table-cell office:value-type="float" office:value="14.711687552888" calcext:value-type="float">
            <text:p>14.711687552888</text:p>
          </table:table-cell>
          <table:table-cell office:value-type="float" office:value="2" calcext:value-type="float">
            <text:p>2</text:p>
          </table:table-cell>
          <table:table-cell office:value-type="float" office:value="0.07322" calcext:value-type="float">
            <text:p>0.07322</text:p>
          </table:table-cell>
          <table:table-cell office:value-type="float" office:value="31.2459690570831" calcext:value-type="float">
            <text:p>31.2459690570831</text:p>
          </table:table-cell>
        </table:table-row>
        <table:table-row table:style-name="ro1">
          <table:table-cell office:value-type="string" calcext:value-type="string">
            <text:p>20210406-152300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743</text:p>
          </table:table-cell>
          <table:table-cell office:value-type="float" office:value="13.993656201577" calcext:value-type="float">
            <text:p>13.993656201577</text:p>
          </table:table-cell>
          <table:table-cell office:value-type="float" office:value="12" calcext:value-type="float">
            <text:p>12</text:p>
          </table:table-cell>
          <table:table-cell office:value-type="float" office:value="0.089799" calcext:value-type="float">
            <text:p>0.089799</text:p>
          </table:table-cell>
          <table:table-cell office:value-type="float" office:value="31.7010037899017" calcext:value-type="float">
            <text:p>31.7010037899017</text:p>
          </table:table-cell>
        </table:table-row>
        <table:table-row table:style-name="ro1">
          <table:table-cell office:value-type="string" calcext:value-type="string">
            <text:p>20210406-1523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845</text:p>
          </table:table-cell>
          <table:table-cell office:value-type="float" office:value="13.957144648382" calcext:value-type="float">
            <text:p>13.957144648382</text:p>
          </table:table-cell>
          <table:table-cell office:value-type="float" office:value="1222" calcext:value-type="float">
            <text:p>1222</text:p>
          </table:table-cell>
          <table:table-cell office:value-type="float" office:value="0.164708" calcext:value-type="float">
            <text:p>0.164708</text:p>
          </table:table-cell>
          <table:table-cell office:value-type="float" office:value="32.1669132709503" calcext:value-type="float">
            <text:p>32.1669132709503</text:p>
          </table:table-cell>
        </table:table-row>
        <table:table-row table:style-name="ro1">
          <table:table-cell office:value-type="string" calcext:value-type="string">
            <text:p>20210406-152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947</text:p>
          </table:table-cell>
          <table:table-cell office:value-type="float" office:value="14.538675270438" calcext:value-type="float">
            <text:p>14.538675270438</text:p>
          </table:table-cell>
          <table:table-cell office:value-type="float" office:value="22" calcext:value-type="float">
            <text:p>22</text:p>
          </table:table-cell>
          <table:table-cell office:value-type="float" office:value="0.073015" calcext:value-type="float">
            <text:p>0.073015</text:p>
          </table:table-cell>
          <table:table-cell office:value-type="float" office:value="30.8634083271027" calcext:value-type="float">
            <text:p>30.8634083271027</text:p>
          </table:table-cell>
        </table:table-row>
        <table:table-row table:style-name="ro1">
          <table:table-cell office:value-type="string" calcext:value-type="string">
            <text:p>20210406-152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3048</text:p>
          </table:table-cell>
          <table:table-cell office:value-type="float" office:value="14.45363978258" calcext:value-type="float">
            <text:p>14.45363978258</text:p>
          </table:table-cell>
          <table:table-cell office:value-type="float" office:value="19" calcext:value-type="float">
            <text:p>19</text:p>
          </table:table-cell>
          <table:table-cell office:value-type="float" office:value="0.09045" calcext:value-type="float">
            <text:p>0.09045</text:p>
          </table:table-cell>
          <table:table-cell office:value-type="float" office:value="30.5887687206268" calcext:value-type="float">
            <text:p>30.5887687206268</text:p>
          </table:table-cell>
        </table:table-row>
        <table:table-row table:style-name="ro1">
          <table:table-cell office:value-type="string" calcext:value-type="string">
            <text:p>20210406-152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3149</text:p>
          </table:table-cell>
          <table:table-cell office:value-type="float" office:value="14.879040605198" calcext:value-type="float">
            <text:p>14.879040605198</text:p>
          </table:table-cell>
          <table:table-cell office:value-type="float" office:value="648" calcext:value-type="float">
            <text:p>648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32.064683675766" calcext:value-type="float">
            <text:p>32.064683675766</text:p>
          </table:table-cell>
        </table:table-row>
        <table:table-row table:style-name="ro1">
          <table:table-cell office:value-type="string" calcext:value-type="string">
            <text:p>20210406-152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3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43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48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54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5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04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42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4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52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58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03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09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1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2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3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3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41</text:p>
          </table:table-cell>
          <table:table-cell office:value-type="float" office:value="68.8" calcext:value-type="float">
            <text:p>68.8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4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5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57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0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08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1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2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2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3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4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45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5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56</text:p>
          </table:table-cell>
          <table:table-cell office:value-type="float" office:value="106.7" calcext:value-type="float">
            <text:p>106.7</text:p>
          </table:table-cell>
          <table:table-cell office:value-type="float" office:value="1.2" calcext:value-type="float">
            <text:p>1.2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0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0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1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1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2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3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3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44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49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54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0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05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10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2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3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4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5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59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04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09</text:p>
          </table:table-cell>
          <table:table-cell office:value-type="float" office:value="106.7" calcext:value-type="float">
            <text:p>106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15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2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3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3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4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4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5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57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0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0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1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1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2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3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3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4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4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5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5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0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07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12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18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2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3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3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4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5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55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0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0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1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17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2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3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3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4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1:27:30.98795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7:40:36.194009802</meta:creation-date>
    <dc:date>2021-04-08T11:34:13.656950291</dc:date>
    <meta:editing-duration>PT56M25S</meta:editing-duration>
    <meta:editing-cycles>4</meta:editing-cycles>
    <meta:generator>LibreOffice/6.0.7.3$Linux_X86_64 LibreOffice_project/00m0$Build-3</meta:generator>
    <meta:document-statistic meta:table-count="4" meta:cell-count="256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No monitoring results</text:p>
        </chart:title>
        <chart:legend chart:legend-position="end" svg:x="13.552cm" svg:y="4.201cm" style:legend-expansion="high" chart:style-name="ch3"/>
        <chart:plot-area chart:style-name="ch4" table:cell-range-address="'No Monitoring'.H1:'No Monitoring'.I11" chart:data-source-has-labels="both" svg:x="1.331cm" svg:y="1.275cm" svg:width="11.901cm" svg:height="6.564cm">
          <chartooo:coordinate-region svg:x="2.845cm" svg:y="1.275cm" svg:width="10.387cm" svg:height="3.926cm"/>
          <chart:axis chart:dimension="x" chart:name="primary-x" chart:style-name="ch5" chartooo:axis-type="auto">
            <chartooo:date-scale/>
            <chart:title svg:x="6.43cm" svg:y="8.019cm" chart:style-name="ch6">
              <text:p>Timestamp</text:p>
            </chart:title>
            <chart:categories table:cell-range-address="'No Monitoring'.H2:'No Monitoring'.H11"/>
          </chart:axis>
          <chart:axis chart:dimension="y" chart:name="primary-y" chart:style-name="ch7">
            <chart:title svg:x="0.451cm" svg:y="4.958cm" chart:style-name="ch8">
              <text:p>Mb/s</text:p>
            </chart:title>
            <chart:grid chart:style-name="ch9" chart:class="major"/>
          </chart:axis>
          <chart:series chart:style-name="ch10" chart:values-cell-range-address="'No Monitoring'.I2:'No Monitoring'.I11" chart:label-cell-address="'No Monitoring'.I1:'No Monitoring'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'No Monitoring'.I1:'No Monitoring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25755</text:p>
                <draw:g>
                  <svg:desc>'No Monitoring'.H2:'No Monitoring'.H11</svg:desc>
                </draw:g>
              </table:table-cell>
              <table:table-cell office:value-type="float" office:value="15.075103579969">
                <text:p>15.075103579969</text:p>
                <draw:g>
                  <svg:desc>'No Monitoring'.I2:'No Monitoring'.I11</svg:desc>
                </draw:g>
              </table:table-cell>
            </table:table-row>
            <table:table-row>
              <table:table-cell office:value-type="string">
                <text:p>20210406-125857</text:p>
              </table:table-cell>
              <table:table-cell office:value-type="float" office:value="15.039442088495">
                <text:p>15.039442088495</text:p>
              </table:table-cell>
            </table:table-row>
            <table:table-row>
              <table:table-cell office:value-type="string">
                <text:p>20210406-125959</text:p>
              </table:table-cell>
              <table:table-cell office:value-type="float" office:value="15.277223280753">
                <text:p>15.277223280753</text:p>
              </table:table-cell>
            </table:table-row>
            <table:table-row>
              <table:table-cell office:value-type="string">
                <text:p>20210406-130101</text:p>
              </table:table-cell>
              <table:table-cell office:value-type="float" office:value="14.557566764955">
                <text:p>14.557566764955</text:p>
              </table:table-cell>
            </table:table-row>
            <table:table-row>
              <table:table-cell office:value-type="string">
                <text:p>20210406-130201</text:p>
              </table:table-cell>
              <table:table-cell office:value-type="float" office:value="15.265816057984">
                <text:p>15.265816057984</text:p>
              </table:table-cell>
            </table:table-row>
            <table:table-row>
              <table:table-cell office:value-type="string">
                <text:p>20210406-130303</text:p>
              </table:table-cell>
              <table:table-cell office:value-type="float" office:value="15.474401725523">
                <text:p>15.474401725523</text:p>
              </table:table-cell>
            </table:table-row>
            <table:table-row>
              <table:table-cell office:value-type="string">
                <text:p>20210406-130404</text:p>
              </table:table-cell>
              <table:table-cell office:value-type="float" office:value="15.26328903969">
                <text:p>15.26328903969</text:p>
              </table:table-cell>
            </table:table-row>
            <table:table-row>
              <table:table-cell office:value-type="string">
                <text:p>20210406-130507</text:p>
              </table:table-cell>
              <table:table-cell office:value-type="float" office:value="14.137652507189">
                <text:p>14.137652507189</text:p>
              </table:table-cell>
            </table:table-row>
            <table:table-row>
              <table:table-cell office:value-type="string">
                <text:p>20210406-130608</text:p>
              </table:table-cell>
              <table:table-cell office:value-type="float" office:value="14.68010411431">
                <text:p>14.68010411431</text:p>
              </table:table-cell>
            </table:table-row>
            <table:table-row>
              <table:table-cell office:value-type="string">
                <text:p>20210406-130709</text:p>
              </table:table-cell>
              <table:table-cell office:value-type="float" office:value="15.073026013692">
                <text:p>15.073026013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No monitoring results</text:p>
        </chart:title>
        <chart:legend chart:legend-position="end" svg:x="14.292cm" svg:y="3.454cm" style:legend-expansion="high" chart:style-name="ch3"/>
        <chart:plot-area chart:style-name="ch4" table:cell-range-address="'No Monitoring'.A1:'No Monitoring'.E117" chart:data-source-has-labels="both" svg:x="1.331cm" svg:y="1.275cm" svg:width="12.641cm" svg:height="6.564cm">
          <chartooo:coordinate-region svg:x="3.334cm" svg:y="1.275cm" svg:width="10.638cm" svg:height="3.926cm"/>
          <chart:axis chart:dimension="x" chart:name="primary-x" chart:style-name="ch5" chartooo:axis-type="auto">
            <chartooo:date-scale/>
            <chart:title svg:x="6.8cm" svg:y="8.019cm" chart:style-name="ch6">
              <text:p>Timestamp</text:p>
            </chart:title>
            <chart:categories table:cell-range-address="'No Monitoring'.A2:'No Monitoring'.A117"/>
          </chart:axis>
          <chart:axis chart:dimension="y" chart:name="primary-y" chart:style-name="ch7">
            <chart:title svg:x="0.451cm" svg:y="5.937cm" chart:style-name="ch8">
              <text:p>Percent(cpu/mem)</text:p>
            </chart:title>
            <chart:grid chart:style-name="ch9" chart:class="major"/>
          </chart:axis>
          <chart:series chart:style-name="ch10" chart:values-cell-range-address="'No Monitoring'.B2:'No Monitoring'.B117" chart:label-cell-address="'No Monitoring'.B1:'No Monitoring'.B1" chart:class="chart:bar">
            <chart:data-point chart:repeated="116"/>
          </chart:series>
          <chart:series chart:style-name="ch11" chart:values-cell-range-address="'No Monitoring'.C2:'No Monitoring'.C117" chart:label-cell-address="'No Monitoring'.C1:'No Monitoring'.C1" chart:class="chart:bar">
            <chart:data-point chart:repeated="116"/>
          </chart:series>
          <chart:series chart:style-name="ch12" chart:values-cell-range-address="'No Monitoring'.D2:'No Monitoring'.D117" chart:label-cell-address="'No Monitoring'.D1:'No Monitoring'.D1" chart:class="chart:bar">
            <chart:data-point chart:repeated="116"/>
          </chart:series>
          <chart:series chart:style-name="ch13" chart:values-cell-range-address="'No Monitoring'.E2:'No Monitoring'.E117" chart:label-cell-address="'No Monitoring'.E1:'No Monitoring'.E1" chart:class="chart:bar">
            <chart:data-point chart:repeated="1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'No Monitoring'.B1:'No Monitoring'.B1</svg:desc>
                </draw:g>
              </table:table-cell>
              <table:table-cell office:value-type="string">
                <text:p>mem1</text:p>
                <draw:g>
                  <svg:desc>'No Monitoring'.C1:'No Monitoring'.C1</svg:desc>
                </draw:g>
              </table:table-cell>
              <table:table-cell office:value-type="string">
                <text:p>cpu2</text:p>
                <draw:g>
                  <svg:desc>'No Monitoring'.D1:'No Monitoring'.D1</svg:desc>
                </draw:g>
              </table:table-cell>
              <table:table-cell office:value-type="string">
                <text:p>mem2</text:p>
                <draw:g>
                  <svg:desc>'No Monitoring'.E1:'No Monitoring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25755</text:p>
                <draw:g>
                  <svg:desc>'No Monitoring'.A2:'No Monitoring'.A117</svg:desc>
                </draw:g>
              </table:table-cell>
              <table:table-cell office:value-type="float" office:value="46.7">
                <text:p>46.7</text:p>
                <draw:g>
                  <svg:desc>'No Monitoring'.B2:'No Monitoring'.B117</svg:desc>
                </draw:g>
              </table:table-cell>
              <table:table-cell office:value-type="float" office:value="0.9">
                <text:p>0.9</text:p>
                <draw:g>
                  <svg:desc>'No Monitoring'.C2:'No Monitoring'.C117</svg:desc>
                </draw:g>
              </table:table-cell>
              <table:table-cell office:value-type="float" office:value="53.3">
                <text:p>53.3</text:p>
                <draw:g>
                  <svg:desc>'No Monitoring'.D2:'No Monitoring'.D117</svg:desc>
                </draw:g>
              </table:table-cell>
              <table:table-cell office:value-type="float" office:value="0.9">
                <text:p>0.9</text:p>
                <draw:g>
                  <svg:desc>'No Monitoring'.E2:'No Monitoring'.E117</svg:desc>
                </draw:g>
              </table:table-cell>
            </table:table-row>
            <table:table-row>
              <table:table-cell office:value-type="string">
                <text:p>20210406-12580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0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16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2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2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5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04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0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1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20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2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3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5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0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08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1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1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24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2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0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0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1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23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2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3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1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16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2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32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0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0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1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20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3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5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03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13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1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2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2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3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0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07</text:p>
              </table:table-cell>
              <table:table-cell office:value-type="float" office:value="40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26.7">
                <text:p>2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12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1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2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2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3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0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1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2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32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3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0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0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1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2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31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5">
                <text:p>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36</text:p>
              </table:table-cell>
              <table:table-cell office:value-type="float" office:value="62.5">
                <text:p>62.5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5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80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80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204cm" svg:y="0.316cm" chart:style-name="ch2">
          <text:p>High frequency ping results</text:p>
        </chart:title>
        <chart:legend chart:legend-position="end" svg:x="14.29cm" svg:y="3.456cm" style:legend-expansion="high" chart:style-name="ch3"/>
        <chart:plot-area chart:style-name="ch4" table:cell-range-address="'High ping frequency'.A1:'High ping frequency'.E120" chart:data-source-has-labels="both" svg:x="1.33cm" svg:y="1.275cm" svg:width="12.641cm" svg:height="6.569cm">
          <chartooo:coordinate-region svg:x="3.334cm" svg:y="1.275cm" svg:width="10.637cm" svg:height="3.931cm"/>
          <chart:axis chart:dimension="x" chart:name="primary-x" chart:style-name="ch5" chartooo:axis-type="auto">
            <chartooo:date-scale/>
            <chart:title svg:x="6.799cm" svg:y="8.024cm" chart:style-name="ch6">
              <text:p>Timestamp</text:p>
            </chart:title>
            <chart:categories table:cell-range-address="'High ping frequency'.A2:'High ping frequency'.A120"/>
          </chart:axis>
          <chart:axis chart:dimension="y" chart:name="primary-y" chart:style-name="ch7">
            <chart:title svg:x="0.451cm" svg:y="5.979cm" chart:style-name="ch8">
              <text:p>Percent (cpu/mem)</text:p>
            </chart:title>
            <chart:grid chart:style-name="ch9" chart:class="major"/>
          </chart:axis>
          <chart:series chart:style-name="ch10" chart:values-cell-range-address="'High ping frequency'.B2:'High ping frequency'.B120" chart:label-cell-address="'High ping frequency'.B1:'High ping frequency'.B1" chart:class="chart:bar">
            <chart:data-point chart:repeated="119"/>
          </chart:series>
          <chart:series chart:style-name="ch11" chart:values-cell-range-address="'High ping frequency'.C2:'High ping frequency'.C120" chart:label-cell-address="'High ping frequency'.C1:'High ping frequency'.C1" chart:class="chart:bar">
            <chart:data-point chart:repeated="119"/>
          </chart:series>
          <chart:series chart:style-name="ch12" chart:values-cell-range-address="'High ping frequency'.D2:'High ping frequency'.D120" chart:label-cell-address="'High ping frequency'.D1:'High ping frequency'.D1" chart:class="chart:bar">
            <chart:data-point chart:repeated="119"/>
          </chart:series>
          <chart:series chart:style-name="ch13" chart:values-cell-range-address="'High ping frequency'.E2:'High ping frequency'.E120" chart:label-cell-address="'High ping frequency'.E1:'High ping frequency'.E1" chart:class="chart:bar">
            <chart:data-point chart:repeated="1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'High ping frequency'.B1:'High ping frequency'.B1</svg:desc>
                </draw:g>
              </table:table-cell>
              <table:table-cell office:value-type="string">
                <text:p>mem1</text:p>
                <draw:g>
                  <svg:desc>'High ping frequency'.C1:'High ping frequency'.C1</svg:desc>
                </draw:g>
              </table:table-cell>
              <table:table-cell office:value-type="string">
                <text:p>cpu2</text:p>
                <draw:g>
                  <svg:desc>'High ping frequency'.D1:'High ping frequency'.D1</svg:desc>
                </draw:g>
              </table:table-cell>
              <table:table-cell office:value-type="string">
                <text:p>mem2</text:p>
                <draw:g>
                  <svg:desc>'High ping frequency'.E1:'High ping frequency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31540</text:p>
                <draw:g>
                  <svg:desc>'High ping frequency'.A2:'High ping frequency'.A120</svg:desc>
                </draw:g>
              </table:table-cell>
              <table:table-cell office:value-type="float" office:value="0">
                <text:p>0</text:p>
                <draw:g>
                  <svg:desc>'High ping frequency'.B2:'High ping frequency'.B120</svg:desc>
                </draw:g>
              </table:table-cell>
              <table:table-cell office:value-type="float" office:value="0.9">
                <text:p>0.9</text:p>
                <draw:g>
                  <svg:desc>'High ping frequency'.C2:'High ping frequency'.C120</svg:desc>
                </draw:g>
              </table:table-cell>
              <table:table-cell office:value-type="float" office:value="0">
                <text:p>0</text:p>
                <draw:g>
                  <svg:desc>'High ping frequency'.D2:'High ping frequency'.D120</svg:desc>
                </draw:g>
              </table:table-cell>
              <table:table-cell office:value-type="float" office:value="0.9">
                <text:p>0.9</text:p>
                <draw:g>
                  <svg:desc>'High ping frequency'.E2:'High ping frequency'.E120</svg:desc>
                </draw:g>
              </table:table-cell>
            </table:table-row>
            <table:table-row>
              <table:table-cell office:value-type="string">
                <text:p>20210406-1315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550</text:p>
              </table:table-cell>
              <table:table-cell office:value-type="float" office:value="46.7">
                <text:p>4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55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0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43.8">
                <text:p>43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0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12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1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2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2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3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5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0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10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1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2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2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42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5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04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0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14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2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3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5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02</text:p>
              </table:table-cell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0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1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1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2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2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3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5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0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0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1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22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2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3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54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00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1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16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26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3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4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5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04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0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1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20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31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5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02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1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1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68.8">
                <text:p>68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24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2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0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0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1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2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2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3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3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0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3.3">
                <text:p>1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16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2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32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37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48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60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60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204cm" svg:y="0.316cm" chart:style-name="ch2">
          <text:p>High frequency ping results</text:p>
        </chart:title>
        <chart:legend chart:legend-position="end" svg:x="13.55cm" svg:y="4.203cm" style:legend-expansion="high" chart:style-name="ch3"/>
        <chart:plot-area chart:style-name="ch4" table:cell-range-address="'High ping frequency'.H1:'High ping frequency'.I11" chart:data-source-has-labels="both" svg:x="1.33cm" svg:y="1.275cm" svg:width="11.901cm" svg:height="6.569cm">
          <chartooo:coordinate-region svg:x="2.844cm" svg:y="1.275cm" svg:width="10.387cm" svg:height="3.931cm"/>
          <chart:axis chart:dimension="x" chart:name="primary-x" chart:style-name="ch5" chartooo:axis-type="auto">
            <chartooo:date-scale/>
            <chart:title svg:x="6.429cm" svg:y="8.024cm" chart:style-name="ch6">
              <text:p>Timestamp</text:p>
            </chart:title>
            <chart:categories table:cell-range-address="'High ping frequency'.H2:'High ping frequency'.H11"/>
          </chart:axis>
          <chart:axis chart:dimension="y" chart:name="primary-y" chart:style-name="ch7">
            <chart:title svg:x="0.451cm" svg:y="4.96cm" chart:style-name="ch8">
              <text:p>Mb/s</text:p>
            </chart:title>
            <chart:grid chart:style-name="ch9" chart:class="major"/>
          </chart:axis>
          <chart:series chart:style-name="ch10" chart:values-cell-range-address="'High ping frequency'.I2:'High ping frequency'.I11" chart:label-cell-address="'High ping frequency'.I1:'High ping frequency'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'High ping frequency'.I1:'High ping frequency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31550</text:p>
                <draw:g>
                  <svg:desc>'High ping frequency'.H2:'High ping frequency'.H11</svg:desc>
                </draw:g>
              </table:table-cell>
              <table:table-cell office:value-type="float" office:value="15.001838534144">
                <text:p>15.001838534144</text:p>
                <draw:g>
                  <svg:desc>'High ping frequency'.I2:'High ping frequency'.I11</svg:desc>
                </draw:g>
              </table:table-cell>
            </table:table-row>
            <table:table-row>
              <table:table-cell office:value-type="string">
                <text:p>20210406-131651</text:p>
              </table:table-cell>
              <table:table-cell office:value-type="float" office:value="15.091484263548">
                <text:p>15.091484263548</text:p>
              </table:table-cell>
            </table:table-row>
            <table:table-row>
              <table:table-cell office:value-type="string">
                <text:p>20210406-131753</text:p>
              </table:table-cell>
              <table:table-cell office:value-type="float" office:value="14.728997745766">
                <text:p>14.728997745766</text:p>
              </table:table-cell>
            </table:table-row>
            <table:table-row>
              <table:table-cell office:value-type="string">
                <text:p>20210406-131856</text:p>
              </table:table-cell>
              <table:table-cell office:value-type="float" office:value="14.232855595551">
                <text:p>14.232855595551</text:p>
              </table:table-cell>
            </table:table-row>
            <table:table-row>
              <table:table-cell office:value-type="string">
                <text:p>20210406-131957</text:p>
              </table:table-cell>
              <table:table-cell office:value-type="float" office:value="14.816871800776">
                <text:p>14.816871800776</text:p>
              </table:table-cell>
            </table:table-row>
            <table:table-row>
              <table:table-cell office:value-type="string">
                <text:p>20210406-132059</text:p>
              </table:table-cell>
              <table:table-cell office:value-type="float" office:value="14.53404800971">
                <text:p>14.53404800971</text:p>
              </table:table-cell>
            </table:table-row>
            <table:table-row>
              <table:table-cell office:value-type="string">
                <text:p>20210406-132200</text:p>
              </table:table-cell>
              <table:table-cell office:value-type="float" office:value="15.009089004332">
                <text:p>15.009089004332</text:p>
              </table:table-cell>
            </table:table-row>
            <table:table-row>
              <table:table-cell office:value-type="string">
                <text:p>20210406-132301</text:p>
              </table:table-cell>
              <table:table-cell office:value-type="float" office:value="14.274826112862">
                <text:p>14.274826112862</text:p>
              </table:table-cell>
            </table:table-row>
            <table:table-row>
              <table:table-cell office:value-type="string">
                <text:p>20210406-132403</text:p>
              </table:table-cell>
              <table:table-cell office:value-type="float" office:value="13.453066028755">
                <text:p>13.453066028755</text:p>
              </table:table-cell>
            </table:table-row>
            <table:table-row>
              <table:table-cell office:value-type="string">
                <text:p>20210406-132505</text:p>
              </table:table-cell>
              <table:table-cell office:value-type="float" office:value="13.898815763981">
                <text:p>13.8988157639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5.473cm" svg:y="0.316cm" chart:style-name="ch2">
          <text:p>Packet Capturing results</text:p>
        </chart:title>
        <chart:legend chart:legend-position="end" svg:x="14.3cm" svg:y="3.457cm" style:legend-expansion="high" chart:style-name="ch3"/>
        <chart:plot-area chart:style-name="ch4" table:cell-range-address="PCAPs.A1:PCAPs.E115" chart:data-source-has-labels="both" svg:x="1.331cm" svg:y="1.275cm" svg:width="12.649cm" svg:height="6.57cm">
          <chartooo:coordinate-region svg:x="3.333cm" svg:y="1.275cm" svg:width="10.647cm" svg:height="3.932cm"/>
          <chart:axis chart:dimension="x" chart:name="primary-x" chart:style-name="ch5" chartooo:axis-type="auto">
            <chartooo:date-scale/>
            <chart:title svg:x="6.804cm" svg:y="8.025cm" chart:style-name="ch6">
              <text:p>Timestamp</text:p>
            </chart:title>
            <chart:categories table:cell-range-address="PCAPs.A2:PCAPs.A115"/>
          </chart:axis>
          <chart:axis chart:dimension="y" chart:name="primary-y" chart:style-name="ch7">
            <chart:title svg:x="0.451cm" svg:y="5.98cm" chart:style-name="ch8">
              <text:p>Percent (cpu/mem)</text:p>
            </chart:title>
            <chart:grid chart:style-name="ch9" chart:class="major"/>
          </chart:axis>
          <chart:series chart:style-name="ch10" chart:values-cell-range-address="PCAPs.B2:PCAPs.B115" chart:label-cell-address="PCAPs.B1:PCAPs.B1" chart:class="chart:bar">
            <chart:data-point chart:repeated="114"/>
          </chart:series>
          <chart:series chart:style-name="ch11" chart:values-cell-range-address="PCAPs.C2:PCAPs.C115" chart:label-cell-address="PCAPs.C1:PCAPs.C1" chart:class="chart:bar">
            <chart:data-point chart:repeated="114"/>
          </chart:series>
          <chart:series chart:style-name="ch12" chart:values-cell-range-address="PCAPs.D2:PCAPs.D115" chart:label-cell-address="PCAPs.D1:PCAPs.D1" chart:class="chart:bar">
            <chart:data-point chart:repeated="114"/>
          </chart:series>
          <chart:series chart:style-name="ch13" chart:values-cell-range-address="PCAPs.E2:PCAPs.E115" chart:label-cell-address="PCAPs.E1:PCAPs.E1" chart:class="chart:bar">
            <chart:data-point chart:repeated="1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PCAPs.B1:PCAPs.B1</svg:desc>
                </draw:g>
              </table:table-cell>
              <table:table-cell office:value-type="string">
                <text:p>mem1</text:p>
                <draw:g>
                  <svg:desc>PCAPs.C1:PCAPs.C1</svg:desc>
                </draw:g>
              </table:table-cell>
              <table:table-cell office:value-type="string">
                <text:p>cpu2</text:p>
                <draw:g>
                  <svg:desc>PCAPs.D1:PCAPs.D1</svg:desc>
                </draw:g>
              </table:table-cell>
              <table:table-cell office:value-type="string">
                <text:p>mem2</text:p>
                <draw:g>
                  <svg:desc>PCAPs.E1:PCAP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40134</text:p>
                <draw:g>
                  <svg:desc>PCAPs.A2:PCAPs.A115</svg:desc>
                </draw:g>
              </table:table-cell>
              <table:table-cell office:value-type="float" office:value="73.3">
                <text:p>73.3</text:p>
                <draw:g>
                  <svg:desc>PCAPs.B2:PCAPs.B115</svg:desc>
                </draw:g>
              </table:table-cell>
              <table:table-cell office:value-type="float" office:value="0.8">
                <text:p>0.8</text:p>
                <draw:g>
                  <svg:desc>PCAPs.C2:PCAPs.C115</svg:desc>
                </draw:g>
              </table:table-cell>
              <table:table-cell office:value-type="float" office:value="73.3">
                <text:p>73.3</text:p>
                <draw:g>
                  <svg:desc>PCAPs.D2:PCAPs.D115</svg:desc>
                </draw:g>
              </table:table-cell>
              <table:table-cell office:value-type="float" office:value="0.8">
                <text:p>0.8</text:p>
                <draw:g>
                  <svg:desc>PCAPs.E2:PCAPs.E115</svg:desc>
                </draw:g>
              </table:table-cell>
            </table:table-row>
            <table:table-row>
              <table:table-cell office:value-type="string">
                <text:p>20210406-140139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40145</text:p>
              </table:table-cell>
              <table:table-cell office:value-type="float" office:value="93.8">
                <text:p>93.8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150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156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0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3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44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49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54</text:p>
              </table:table-cell>
              <table:table-cell office:value-type="float" office:value="46.7">
                <text:p>46.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00</text:p>
              </table:table-cell>
              <table:table-cell office:value-type="float" office:value="88.9">
                <text:p>88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3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43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48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33.3">
                <text:p>3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5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59</text:p>
              </table:table-cell>
              <table:table-cell office:value-type="float" office:value="106.7">
                <text:p>106.7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05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36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4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47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5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58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03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4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46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5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  <table:table-cell office:value-type="float" office:value="53.3">
                <text:p>5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57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02</text:p>
              </table:table-cell>
              <table:table-cell office:value-type="float" office:value="56.2">
                <text:p>56.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18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39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45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50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56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0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06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38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44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4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54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00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68.8">
                <text:p>6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05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3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42</text:p>
              </table:table-cell>
              <table:table-cell office:value-type="float" office:value="94.1">
                <text:p>94.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4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53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5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0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4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4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5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57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03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40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4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5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56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0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07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34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5.459cm" svg:y="0.316cm" chart:style-name="ch2">
          <text:p>Packet Capturing results</text:p>
        </chart:title>
        <chart:legend chart:legend-position="end" svg:x="13.533cm" svg:y="4.204cm" style:legend-expansion="high" chart:style-name="ch3"/>
        <chart:plot-area chart:style-name="ch4" table:cell-range-address="PCAPs.H1:PCAPs.I11" chart:data-source-has-labels="both" svg:x="1.33cm" svg:y="1.275cm" svg:width="11.884cm" svg:height="6.57cm">
          <chartooo:coordinate-region svg:x="2.845cm" svg:y="1.275cm" svg:width="10.369cm" svg:height="3.932cm"/>
          <chart:axis chart:dimension="x" chart:name="primary-x" chart:style-name="ch5" chartooo:axis-type="auto">
            <chartooo:date-scale/>
            <chart:title svg:x="6.421cm" svg:y="8.025cm" chart:style-name="ch6">
              <text:p>Timestamp</text:p>
            </chart:title>
            <chart:categories table:cell-range-address="PCAPs.H2:PCAPs.H11"/>
          </chart:axis>
          <chart:axis chart:dimension="y" chart:name="primary-y" chart:style-name="ch7">
            <chart:title svg:x="0.451cm" svg:y="4.961cm" chart:style-name="ch8">
              <text:p>Mb/s</text:p>
            </chart:title>
            <chart:grid chart:style-name="ch9" chart:class="major"/>
          </chart:axis>
          <chart:series chart:style-name="ch10" chart:values-cell-range-address="PCAPs.I2:PCAPs.I11" chart:label-cell-address="PCAPs.I1:PCAPs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PCAPs.I1:PCAP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40134</text:p>
                <draw:g>
                  <svg:desc>PCAPs.H2:PCAPs.H11</svg:desc>
                </draw:g>
              </table:table-cell>
              <table:table-cell office:value-type="float" office:value="10.573002109637">
                <text:p>10.573002109637</text:p>
                <draw:g>
                  <svg:desc>PCAPs.I2:PCAPs.I11</svg:desc>
                </draw:g>
              </table:table-cell>
            </table:table-row>
            <table:table-row>
              <table:table-cell office:value-type="string">
                <text:p>20210406-140234</text:p>
              </table:table-cell>
              <table:table-cell office:value-type="float" office:value="9.004520058929">
                <text:p>9.004520058929</text:p>
              </table:table-cell>
            </table:table-row>
            <table:table-row>
              <table:table-cell office:value-type="string">
                <text:p>20210406-140335</text:p>
              </table:table-cell>
              <table:table-cell office:value-type="float" office:value="9.988229609158">
                <text:p>9.988229609158</text:p>
              </table:table-cell>
            </table:table-row>
            <table:table-row>
              <table:table-cell office:value-type="string">
                <text:p>20210406-140435</text:p>
              </table:table-cell>
              <table:table-cell office:value-type="float" office:value="8.805316724293">
                <text:p>8.805316724293</text:p>
              </table:table-cell>
            </table:table-row>
            <table:table-row>
              <table:table-cell office:value-type="string">
                <text:p>20210406-140536</text:p>
              </table:table-cell>
              <table:table-cell office:value-type="float" office:value="8.651172742536">
                <text:p>8.651172742536</text:p>
              </table:table-cell>
            </table:table-row>
            <table:table-row>
              <table:table-cell office:value-type="string">
                <text:p>20210406-140636</text:p>
              </table:table-cell>
              <table:table-cell office:value-type="float" office:value="8.396383120166">
                <text:p>8.396383120166</text:p>
              </table:table-cell>
            </table:table-row>
            <table:table-row>
              <table:table-cell office:value-type="string">
                <text:p>20210406-140736</text:p>
              </table:table-cell>
              <table:table-cell office:value-type="float" office:value="9.007217590806">
                <text:p>9.007217590806</text:p>
              </table:table-cell>
            </table:table-row>
            <table:table-row>
              <table:table-cell office:value-type="string">
                <text:p>20210406-140837</text:p>
              </table:table-cell>
              <table:table-cell office:value-type="float" office:value="9.484113621605">
                <text:p>9.484113621605</text:p>
              </table:table-cell>
            </table:table-row>
            <table:table-row>
              <table:table-cell office:value-type="string">
                <text:p>20210406-140937</text:p>
              </table:table-cell>
              <table:table-cell office:value-type="float" office:value="9.09941492635">
                <text:p>9.09941492635</text:p>
              </table:table-cell>
            </table:table-row>
            <table:table-row>
              <table:table-cell office:value-type="string">
                <text:p>20210406-141038</text:p>
              </table:table-cell>
              <table:table-cell office:value-type="float" office:value="9.148944959245">
                <text:p>9.1489449592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72cm" svg:height="9.138cm" xlink:href=".." xlink:type="simple" chart:class="chart:bar" chart:style-name="ch1">
        <chart:title svg:x="6.755cm" svg:y="0.318cm" chart:style-name="ch2">
          <text:p>INT results</text:p>
        </chart:title>
        <chart:legend chart:legend-position="end" svg:x="14.164cm" svg:y="3.523cm" style:legend-expansion="high" chart:style-name="ch3"/>
        <chart:plot-area chart:style-name="ch4" table:cell-range-address="INT.A1:INT.E117" chart:data-source-has-labels="both" svg:x="1.328cm" svg:y="1.279cm" svg:width="12.519cm" svg:height="6.696cm">
          <chartooo:coordinate-region svg:x="3.331cm" svg:y="1.279cm" svg:width="10.516cm" svg:height="4.057cm"/>
          <chart:axis chart:dimension="x" chart:name="primary-x" chart:style-name="ch5" chartooo:axis-type="auto">
            <chartooo:date-scale/>
            <chart:title svg:x="6.736cm" svg:y="8.157cm" chart:style-name="ch6">
              <text:p>Timestamp</text:p>
            </chart:title>
            <chart:categories table:cell-range-address="INT.A2:INT.A117"/>
          </chart:axis>
          <chart:axis chart:dimension="y" chart:name="primary-y" chart:style-name="ch7">
            <chart:title svg:x="0.451cm" svg:y="6.047cm" chart:style-name="ch8">
              <text:p>Percent (cpu/mem)</text:p>
            </chart:title>
            <chart:grid chart:style-name="ch9" chart:class="major"/>
          </chart:axis>
          <chart:series chart:style-name="ch10" chart:values-cell-range-address="INT.B2:INT.B117" chart:label-cell-address="INT.B1:INT.B1" chart:class="chart:bar">
            <chart:data-point chart:repeated="116"/>
          </chart:series>
          <chart:series chart:style-name="ch11" chart:values-cell-range-address="INT.C2:INT.C117" chart:label-cell-address="INT.C1:INT.C1" chart:class="chart:bar">
            <chart:data-point chart:repeated="116"/>
          </chart:series>
          <chart:series chart:style-name="ch12" chart:values-cell-range-address="INT.D2:INT.D117" chart:label-cell-address="INT.D1:INT.D1" chart:class="chart:bar">
            <chart:data-point chart:repeated="116"/>
          </chart:series>
          <chart:series chart:style-name="ch13" chart:values-cell-range-address="INT.E2:INT.E117" chart:label-cell-address="INT.E1:INT.E1" chart:class="chart:bar">
            <chart:data-point chart:repeated="1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INT.B1:INT.B1</svg:desc>
                </draw:g>
              </table:table-cell>
              <table:table-cell office:value-type="string">
                <text:p>mem1</text:p>
                <draw:g>
                  <svg:desc>INT.C1:INT.C1</svg:desc>
                </draw:g>
              </table:table-cell>
              <table:table-cell office:value-type="string">
                <text:p>cpu2</text:p>
                <draw:g>
                  <svg:desc>INT.D1:INT.D1</svg:desc>
                </draw:g>
              </table:table-cell>
              <table:table-cell office:value-type="string">
                <text:p>mem2</text:p>
                <draw:g>
                  <svg:desc>INT.E1:I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52234</text:p>
                <draw:g>
                  <svg:desc>INT.A2:INT.A117</svg:desc>
                </draw:g>
              </table:table-cell>
              <table:table-cell office:value-type="float" office:value="0">
                <text:p>0</text:p>
                <draw:g>
                  <svg:desc>INT.B2:INT.B117</svg:desc>
                </draw:g>
              </table:table-cell>
              <table:table-cell office:value-type="float" office:value="0.9">
                <text:p>0.9</text:p>
                <draw:g>
                  <svg:desc>INT.C2:INT.C117</svg:desc>
                </draw:g>
              </table:table-cell>
              <table:table-cell office:value-type="float" office:value="0">
                <text:p>0</text:p>
                <draw:g>
                  <svg:desc>INT.D2:INT.D117</svg:desc>
                </draw:g>
              </table:table-cell>
              <table:table-cell office:value-type="float" office:value="0.9">
                <text:p>0.9</text:p>
                <draw:g>
                  <svg:desc>INT.E2:INT.E117</svg:desc>
                </draw:g>
              </table:table-cell>
            </table:table-row>
            <table:table-row>
              <table:table-cell office:value-type="string">
                <text:p>20210406-152239</text:p>
              </table:table-cell>
              <table:table-cell office:value-type="float" office:value="81.2">
                <text:p>81.2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52244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250</text:p>
              </table:table-cell>
              <table:table-cell office:value-type="float" office:value="93.3">
                <text:p>9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255</text:p>
              </table:table-cell>
              <table:table-cell office:value-type="float" office:value="75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00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0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3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43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48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54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5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04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42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4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52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58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503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09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1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1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6.7">
                <text:p>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2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3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3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41</text:p>
              </table:table-cell>
              <table:table-cell office:value-type="float" office:value="68.8">
                <text:p>68.8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4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51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57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0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08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1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1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2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2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3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4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45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5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56</text:p>
              </table:table-cell>
              <table:table-cell office:value-type="float" office:value="106.7">
                <text:p>106.7</text:p>
              </table:table-cell>
              <table:table-cell office:value-type="float" office:value="1.2">
                <text:p>1.2</text:p>
              </table:table-cell>
              <table:table-cell office:value-type="float" office:value="81.2">
                <text:p>8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01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0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1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1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2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2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3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3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44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49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54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0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05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10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1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2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2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3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3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4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48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5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59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04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09</text:p>
              </table:table-cell>
              <table:table-cell office:value-type="float" office:value="106.7">
                <text:p>106.7</text:p>
              </table:table-cell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15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2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2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3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3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4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4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5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57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0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08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1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1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2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3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3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4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4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51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5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0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07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12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18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2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2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3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3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4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5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55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0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0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11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1.2">
                <text:p>8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17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2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2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3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3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4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4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19cm" svg:y="0.316cm" chart:style-name="ch2">
          <text:p>INT results</text:p>
        </chart:title>
        <chart:legend chart:legend-position="end" svg:x="13.552cm" svg:y="4.201cm" style:legend-expansion="high" chart:style-name="ch3"/>
        <chart:plot-area chart:style-name="ch4" table:cell-range-address="INT.H1:INT.I11" chart:data-source-has-labels="both" svg:x="1.331cm" svg:y="1.275cm" svg:width="11.901cm" svg:height="6.564cm">
          <chartooo:coordinate-region svg:x="2.845cm" svg:y="1.275cm" svg:width="10.387cm" svg:height="3.926cm"/>
          <chart:axis chart:dimension="x" chart:name="primary-x" chart:style-name="ch5" chartooo:axis-type="auto">
            <chartooo:date-scale/>
            <chart:title svg:x="6.43cm" svg:y="8.019cm" chart:style-name="ch6">
              <text:p>Timestamp</text:p>
            </chart:title>
            <chart:categories table:cell-range-address="INT.H2:INT.H11"/>
          </chart:axis>
          <chart:axis chart:dimension="y" chart:name="primary-y" chart:style-name="ch7">
            <chart:title svg:x="0.451cm" svg:y="5.977cm" chart:style-name="ch8">
              <text:p>Percent (cpu/mem)</text:p>
            </chart:title>
            <chart:grid chart:style-name="ch9" chart:class="major"/>
          </chart:axis>
          <chart:series chart:style-name="ch10" chart:values-cell-range-address="INT.I2:INT.I11" chart:label-cell-address="INT.I1:INT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INT.I1:IN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52235</text:p>
                <draw:g>
                  <svg:desc>INT.H2:INT.H11</svg:desc>
                </draw:g>
              </table:table-cell>
              <table:table-cell office:value-type="float" office:value="14.880861549285">
                <text:p>14.880861549285</text:p>
                <draw:g>
                  <svg:desc>INT.I2:INT.I11</svg:desc>
                </draw:g>
              </table:table-cell>
            </table:table-row>
            <table:table-row>
              <table:table-cell office:value-type="string">
                <text:p>20210406-152336</text:p>
              </table:table-cell>
              <table:table-cell office:value-type="float" office:value="13.060508994417">
                <text:p>13.060508994417</text:p>
              </table:table-cell>
            </table:table-row>
            <table:table-row>
              <table:table-cell office:value-type="string">
                <text:p>20210406-152438</text:p>
              </table:table-cell>
              <table:table-cell office:value-type="float" office:value="14.711330045577">
                <text:p>14.711330045577</text:p>
              </table:table-cell>
            </table:table-row>
            <table:table-row>
              <table:table-cell office:value-type="string">
                <text:p>20210406-152540</text:p>
              </table:table-cell>
              <table:table-cell office:value-type="float" office:value="14.600799300067">
                <text:p>14.600799300067</text:p>
              </table:table-cell>
            </table:table-row>
            <table:table-row>
              <table:table-cell office:value-type="string">
                <text:p>20210406-152642</text:p>
              </table:table-cell>
              <table:table-cell office:value-type="float" office:value="14.711687552888">
                <text:p>14.711687552888</text:p>
              </table:table-cell>
            </table:table-row>
            <table:table-row>
              <table:table-cell office:value-type="string">
                <text:p>20210406-152743</text:p>
              </table:table-cell>
              <table:table-cell office:value-type="float" office:value="13.993656201577">
                <text:p>13.993656201577</text:p>
              </table:table-cell>
            </table:table-row>
            <table:table-row>
              <table:table-cell office:value-type="string">
                <text:p>20210406-152845</text:p>
              </table:table-cell>
              <table:table-cell office:value-type="float" office:value="13.957144648382">
                <text:p>13.957144648382</text:p>
              </table:table-cell>
            </table:table-row>
            <table:table-row>
              <table:table-cell office:value-type="string">
                <text:p>20210406-152947</text:p>
              </table:table-cell>
              <table:table-cell office:value-type="float" office:value="14.538675270438">
                <text:p>14.538675270438</text:p>
              </table:table-cell>
            </table:table-row>
            <table:table-row>
              <table:table-cell office:value-type="string">
                <text:p>20210406-153048</text:p>
              </table:table-cell>
              <table:table-cell office:value-type="float" office:value="14.45363978258">
                <text:p>14.45363978258</text:p>
              </table:table-cell>
            </table:table-row>
            <table:table-row>
              <table:table-cell office:value-type="string">
                <text:p>20210406-153149</text:p>
              </table:table-cell>
              <table:table-cell office:value-type="float" office:value="14.879040605198">
                <text:p>14.8790406051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